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94efd" officeooo:paragraph-rsid="00094efd"/>
    </style:style>
    <style:style style:name="P2" style:family="paragraph" style:parent-style-name="Standard">
      <style:text-properties officeooo:rsid="00094efd" officeooo:paragraph-rsid="00094efd"/>
    </style:style>
    <style:style style:name="P3" style:family="paragraph" style:parent-style-name="Text_20_body">
      <style:text-properties officeooo:rsid="00094efd" officeooo:paragraph-rsid="00094efd"/>
    </style:style>
    <style:style style:name="P4" style:family="paragraph" style:parent-style-name="Text_20_body">
      <style:text-properties officeooo:paragraph-rsid="000bbc5f"/>
    </style:style>
    <style:style style:name="P5" style:family="paragraph" style:parent-style-name="Text_20_body">
      <style:text-properties officeooo:rsid="000cf0b4" officeooo:paragraph-rsid="00109326"/>
    </style:style>
    <style:style style:name="P6" style:family="paragraph" style:parent-style-name="Text_20_body">
      <style:text-properties officeooo:rsid="000bbc5f" officeooo:paragraph-rsid="000bbc5f"/>
    </style:style>
    <style:style style:name="P7" style:family="paragraph" style:parent-style-name="Text_20_body">
      <style:text-properties officeooo:paragraph-rsid="001ccc19"/>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text-properties officeooo:rsid="001ea0b3" officeooo:paragraph-rsid="001ea0b3"/>
    </style:style>
    <style:style style:name="P10" style:family="paragraph" style:parent-style-name="Text_20_body">
      <style:text-properties officeooo:paragraph-rsid="001ccc19"/>
    </style:style>
    <style:style style:name="P11" style:family="paragraph" style:parent-style-name="Title">
      <style:text-properties officeooo:rsid="00094efd" officeooo:paragraph-rsid="00094efd"/>
    </style:style>
    <style:style style:name="P12" style:family="paragraph" style:parent-style-name="Title" style:list-style-name="">
      <style:text-properties officeooo:rsid="00094efd" officeooo:paragraph-rsid="00094efd"/>
    </style:style>
    <style:style style:name="P13" style:family="paragraph" style:parent-style-name="Contents_20_Heading">
      <style:paragraph-properties fo:break-before="page"/>
    </style:style>
    <style:style style:name="P14" style:family="paragraph" style:parent-style-name="Heading_20_1">
      <style:text-properties officeooo:rsid="000bbc5f" officeooo:paragraph-rsid="000bbc5f"/>
    </style:style>
    <style:style style:name="P15" style:family="paragraph" style:parent-style-name="Heading_20_1">
      <style:text-properties officeooo:rsid="001ccc19" officeooo:paragraph-rsid="001ccc19"/>
    </style:style>
    <style:style style:name="P16" style:family="paragraph" style:parent-style-name="Heading_20_1">
      <style:paragraph-properties fo:break-before="page"/>
      <style:text-properties officeooo:rsid="00094efd" officeooo:paragraph-rsid="00094efd"/>
    </style:style>
    <style:style style:name="T1" style:family="text">
      <style:text-properties officeooo:rsid="00094efd"/>
    </style:style>
    <style:style style:name="T2" style:family="text">
      <style:text-properties officeooo:rsid="000bbc5f"/>
    </style:style>
    <style:style style:name="T3" style:family="text">
      <style:text-properties fo:color="#000000" style:font-name="FreeMono" fo:font-style="italic" style:text-underline-style="none" fo:font-weight="bold" officeooo:rsid="000cf0b4" style:font-style-asian="italic" style:font-weight-asian="bold" style:font-style-complex="italic" style:font-weight-complex="bold"/>
    </style:style>
    <style:style style:name="T4" style:family="text">
      <style:text-properties officeooo:rsid="000eacfa"/>
    </style:style>
    <style:style style:name="T5" style:family="text">
      <style:text-properties officeooo:rsid="001112a2"/>
    </style:style>
    <style:style style:name="T6" style:family="text">
      <style:text-properties officeooo:rsid="0017e6db"/>
    </style:style>
    <style:style style:name="T7" style:family="text">
      <style:text-properties officeooo:rsid="00191a27"/>
    </style:style>
    <style:style style:name="T8" style:family="text">
      <style:text-properties officeooo:rsid="001ad3bb"/>
    </style:style>
    <style:style style:name="T9" style:family="text">
      <style:text-properties officeooo:rsid="001b1703"/>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e : 27/04/2018<text:tab/><text:tab/><text:tab/></text:p>
      <text:p text:style-name="P2"><text:tab/><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6828460865100900820" text:style-name="Numbering_20_1">
        <text:list-header>
          <text:p text:style-name="P11"/>
        </text:list-header>
      </text:list>
      <text:p text:style-name="P12">Compte-rendu des tests de performance de la base de donné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list xml:id="list326881903134" text:continue-numbering="true" text:style-name="Numbering_20_1">
              <text:list-item>
                <text:p text:style-name="P13">Table des matières</text:p>
              </text:list-item>
            </text:list>
          </text:index-title>
          <text:p text:style-name="P8"><text:a xlink:type="simple" xlink:href="#__RefHeading___Toc97_988980429" text:style-name="Internet_20_link" text:visited-style-name="Visited_20_Internet_20_Link">I.Introduction<text:tab/>3</text:a></text:p>
          <text:p text:style-name="P8"><text:a xlink:type="simple" xlink:href="#__RefHeading___Toc99_988980429" text:style-name="Internet_20_link" text:visited-style-name="Visited_20_Internet_20_Link">II.Mise en place des tests<text:tab/>3</text:a></text:p>
          <text:p text:style-name="P8"><text:a xlink:type="simple" xlink:href="#__RefHeading___Toc101_988980429" text:style-name="Internet_20_link" text:visited-style-name="Visited_20_Internet_20_Link">III.Interprétation des résultats<text:tab/>3</text:a></text:p>
        </text:index-body>
      </text:table-of-content>
      <text:p text:style-name="P3"/>
      <text:list xml:id="list1186510254972553773" text:style-name="Outline">
        <text:list-item>
          <text:h text:style-name="P16" text:outline-level="1"><text:bookmark-start text:name="__RefHeading___Toc97_988980429"/>Introduction<text:bookmark-end text:name="__RefHeading___Toc97_988980429"/></text:h>
        </text:list-item>
      </text:list>
      <text:p text:style-name="P4"><text:tab/><text:span text:style-name="T1">Dans le but de réaliser une plateforme web d’hébergement pour le calcul de molécule quantique nous avons dû, au vue de la masse d’information à traiter prévoir une manière de stocker ces molécules de façon à les servirent dans un laps de temps le plus court <text:s/>possible. Pour ce faire nous avons décidé chercher la structure adéquat entre deux solution : soit en limitant au stricte minimum les clés étrangères ou à l’inverse en mettant des données comme les logiciels utilisé par les calculs dans une table relié à la table de recherche pour une clé étrangère.</text:span></text:p>
      <text:p text:style-name="P4"/>
      <text:list xml:id="list327297476742" text:continue-numbering="true" text:style-name="Outline">
        <text:list-item>
          <text:h text:style-name="P14" text:outline-level="1"><text:bookmark-start text:name="__RefHeading___Toc99_988980429"/>Mise en place des tests<text:bookmark-end text:name="__RefHeading___Toc99_988980429"/></text:h>
        </text:list-item>
      </text:list>
      <text:p text:style-name="P4"><text:tab/><text:span text:style-name="T2">Pour la réalisation des tests j’ai crée une interface web qui en plus d’afficher les résultats de la recherche montre également le temps écoulé uniquement en base de données, j’ai ensuite reporté les différents résultats dans un tableau sous libre office calc qui m’a permis par la suite de faire des graphiques permettant de voir la différence entre chaque manière de procéder.</text:span></text:p>
      <text:p text:style-name="P4"/>
      <text:p text:style-name="P6"><text:tab/>Pour la création des données j’ai dans un premier temps réutilisé mon script de peuplement de base de données réalisé précédemment auquel j’avais juste ajouté une boucle pour qu’il ce répète autant de fois que n écessaire, mais lors du passage à 100 000 données à écrire, les accès aux fichiers .json mettait trop de temps. J’ai alors dû remplacer mon scripts par un autre qui lui nécessitait le lancement de la commande de peuplement de base de données :</text:p>
      <text:p text:style-name="Text_20_body"><text:tab/><text:span text:style-name="T3">python manage.py populate_db</text:span></text:p>
      <text:p text:style-name="P5"><text:tab/>puis je récupérais dans ces données généré au hasard une ligne auquel je changeais le log et que je <text:span text:style-name="T4">réinsérer</text:span> dans la base de données, j’ai ainsi pour le même résultat accéléré mon script de test.</text:p>
      <text:p text:style-name="P5"><text:tab/><text:span text:style-name="T7">Pour les données sur lesquelles je faisais des recherches j’ai décidé de les prendre au hasard la première fois et de répété cette recherche pour toutes les structures base de données et toutes les tailles.</text:span></text:p>
      <text:list xml:id="list326196951396" text:continue-numbering="true" text:style-name="Outline">
        <text:list-item>
          <text:h text:style-name="Heading_20_1" text:outline-level="1"><text:bookmark-start text:name="__RefHeading___Toc101_988980429"/><text:span text:style-name="T5">Interprétation des résultats </text:span><text:s/><text:bookmark-end text:name="__RefHeading___Toc101_988980429"/></text:h>
        </text:list-item>
      </text:list>
      <text:p text:style-name="Text_20_body"><text:tab/><text:span text:style-name="T6">On peut remarquer comme on pouvait s’y attendre une augmentation du temps de requête quand on augmente le nombre de ligne </text:span></text:p>
      <text:p text:style-name="Text_20_body"><text:tab/><text:span text:style-name="T8">Cependant il est important de voir que l’InchI prend beaucoup plus de temps à ce avoir car il <text:s/>s’agit d’une longue chaîne de caractère. En ce qui concerne la taille de la base de données on peut voir sa taille augmenté plus rapidement dans notre cas lorsqu’il y a plus de clé étrangère cependant vu la faible diversité de données il n’est pas anormal que nous n’aillons pas de gains de place, il est possible que ce gain apparaîtra lors d’une grande diversité de données car permettant de ne pas répéter une chaîne de caractère mais uniquement un entier.</text:span></text:p>
      <text:p text:style-name="Text_20_body"><text:soft-page-break/><text:tab/><text:span text:style-name="T9">On peut remarquer également que le champs ID demande peut de temps à être obtenu du à sa faible taille, pour finir la le champ InChi ne devrait pas être utilisé en temps que recherche partielle car dans le cas de 10 000 000 de données on atteint les 22,6 secondes.</text:span></text:p>
      <text:p text:style-name="Text_20_body"/>
      <text:p text:style-name="P9"><text:tab/>Nos résultat n’étant pas satisfaisant pour un utilisateur de site web nous avons décidé de recourir à un index de type BTREE pour améliorer le temps de réponse, on est donc passé de 2 seconde pour un InChi précis et unique en Base de données à 7 millisecondes ce qui permettait de passer à l’échelle. Un dernier problème de taille restait à résoudre : comment faire des recherches pertinentes en aillant une structure souple ? La réponse ce trouvait dans elastic search qui nous permettait d’indexer les documents en shemaless.</text:p>
      <text:list xml:id="list326024891259" text:continue-numbering="true" text:style-name="Outline">
        <text:list-item>
          <text:h text:style-name="P15" text:outline-level="1">Annexe</text:h>
        </text:list-item>
      </text:list>
      <text:p text:style-name="P7"/>
      <text:p text:style-name="P7"><draw:frame draw:style-name="fr1" draw:name="Objet1" text:anchor-type="paragraph" svg:x="0.499cm" svg:y="-0.333cm" svg:width="16.004cm" svg:height="9.012cm" draw:z-index="0"><draw:object xlink:href="./Object 1" xlink:type="simple" xlink:show="embed" xlink:actuate="onLoad"/><draw:image xlink:href="./ObjectReplacements/Object 1" xlink:type="simple" xlink:show="embed" xlink:actuate="onLoad"/></draw:frame></text:p>
      <text:p text:style-name="P7"><draw:frame draw:style-name="fr1" draw:name="Objet2" text:anchor-type="paragraph" svg:x="0.446cm" svg:y="-0.208cm" svg:width="16.004cm" svg:height="8.985cm" draw:z-index="1"><draw:object xlink:href="./Object 2" xlink:type="simple" xlink:show="embed" xlink:actuate="onLoad"/><draw:image xlink:href="./ObjectReplacements/Object 2" xlink:type="simple" xlink:show="embed" xlink:actuate="onLoad"/></draw:frame><text:soft-page-break/></text:p>
      <text:p text:style-name="P7"/>
      <text:p text:style-name="P7"><draw:frame draw:style-name="fr2" draw:name="Objet3" text:anchor-type="paragraph" svg:width="16.004cm" svg:height="8.999cm" draw:z-index="2"><draw:object xlink:href="./Object 3" xlink:type="simple" xlink:show="embed" xlink:actuate="onLoad"/><draw:image xlink:href="./ObjectReplacements/Object 3" xlink:type="simple" xlink:show="embed" xlink:actuate="onLoad"/></draw:frame></text:p>
      <text:p text:style-name="P7"/>
      <text:p text:style-name="P7"><draw:frame draw:style-name="fr1" draw:name="Objet4" text:anchor-type="paragraph" svg:x="0.526cm" svg:y="1.249cm" svg:width="16.004cm" svg:height="8.999cm" draw:z-index="3"><draw:object xlink:href="./Object 4" xlink:type="simple" xlink:show="embed" xlink:actuate="onLoad"/><draw:image xlink:href="./ObjectReplacements/Object 4" xlink:type="simple" xlink:show="embed" xlink:actuate="onLoad"/></draw:frame><text:soft-page-break/></text:p>
      <text:p text:style-name="P7"/>
      <text:p text:style-name="P7"><draw:frame draw:style-name="fr2" draw:name="Objet5" text:anchor-type="paragraph" svg:width="16.004cm" svg:height="8.982cm" draw:z-index="4"><draw:object xlink:href="./Object 5" xlink:type="simple" xlink:show="embed" xlink:actuate="onLoad"/><draw:image xlink:href="./ObjectReplacements/Object 5"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94efd" officeooo:paragraph-rsid="00094ef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teur : Brice Harismendy <text:tab/><text:tab/><text:page-number text:select-page="current">5</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7T09:01:39.897624190</meta:creation-date>
    <meta:generator>LibreOffice/5.1.6.2$Linux_X86_64 LibreOffice_project/10m0$Build-2</meta:generator>
    <dc:date>2018-05-04T00:03:25.625965755</dc:date>
    <meta:editing-duration>PT1H28M53S</meta:editing-duration>
    <meta:editing-cycles>14</meta:editing-cycles>
    <meta:document-statistic meta:table-count="0" meta:image-count="0" meta:object-count="5" meta:page-count="6" meta:paragraph-count="22" meta:word-count="622" meta:character-count="3595" meta:non-whitespace-character-count="29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3cm" svg:height="9.011cm" xlink:href="." xlink:type="simple" chart:class="chart:line" chart:style-name="ch1">
        <chart:title svg:x="3.769cm" svg:y="0.294cm" chart:style-name="ch2">
          <text:p>Evolution de la taille de la base de donnée</text:p>
        </chart:title>
        <chart:legend chart:legend-position="end" svg:x="10.717cm" svg:y="3.957cm" style:legend-expansion="high" chart:style-name="ch3"/>
        <chart:plot-area chart:style-name="ch4" chart:data-source-has-labels="both" svg:x="1.331cm" svg:y="1.275cm" svg:width="9.066cm" svg:height="6.575cm">
          <chartooo:coordinate-region svg:x="2.323cm" svg:y="1.475cm" svg:width="7.689cm" svg:height="5.728cm"/>
          <chart:axis chart:dimension="x" chart:name="primary-x" chart:style-name="ch5" chartooo:axis-type="auto">
            <chartooo:date-scale/>
            <chart:title svg:x="3.73cm" svg:y="8.03cm" chart:style-name="ch6">
              <text:p>nombre de ligne de données</text:p>
            </chart:title>
            <chart:categories table:cell-range-address="local-table.$B$1:.$E$1"/>
          </chart:axis>
          <chart:axis chart:dimension="y" chart:name="primary-y" chart:style-name="ch5">
            <chart:title svg:x="0.451cm" svg:y="5.241cm" chart:style-name="ch7">
              <text:p>taille MB</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0 K</text:p>
              </table:table-cell>
              <table:table-cell office:value-type="string">
                <text:p>100K </text:p>
              </table:table-cell>
              <table:table-cell office:value-type="string">
                <text:p>1M</text:p>
              </table:table-cell>
              <table:table-cell office:value-type="string">
                <text:p>10 M</text:p>
              </table:table-cell>
            </table:table-row>
          </table:table-header-rows>
          <table:table-rows>
            <table:table-row>
              <table:table-cell office:value-type="string">
                <text:p>taille avec 2 clé étrangère</text:p>
              </table:table-cell>
              <table:table-cell office:value-type="float" office:value="12">
                <text:p>12</text:p>
              </table:table-cell>
              <table:table-cell office:value-type="float" office:value="42">
                <text:p>42</text:p>
              </table:table-cell>
              <table:table-cell office:value-type="float" office:value="333">
                <text:p>333</text:p>
              </table:table-cell>
              <table:table-cell office:value-type="float" office:value="3188">
                <text:p>3188</text:p>
              </table:table-cell>
            </table:table-row>
            <table:table-row>
              <table:table-cell office:value-type="string">
                <text:p>taille avec 5 clé étrangère</text:p>
              </table:table-cell>
              <table:table-cell office:value-type="float" office:value="13">
                <text:p>13</text:p>
              </table:table-cell>
              <table:table-cell office:value-type="float" office:value="51">
                <text:p>51</text:p>
              </table:table-cell>
              <table:table-cell office:value-type="float" office:value="406">
                <text:p>406</text:p>
              </table:table-cell>
              <table:table-cell office:value-type="float" office:value="4282">
                <text:p>428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3cm" svg:height="8.984cm" xlink:href="." xlink:type="simple" chart:class="chart:line" chart:style-name="ch1">
        <chart:title svg:x="2.216cm" svg:y="0.315cm" chart:style-name="ch2">
          <text:p>Requête stricte simple avec le maximum de clé étrangère</text:p>
        </chart:title>
        <chart:legend chart:legend-position="end" svg:x="10.77cm" svg:y="3.099cm" style:legend-expansion="high" chart:style-name="ch3"/>
        <chart:plot-area chart:style-name="ch4" chart:data-source-has-labels="both" svg:x="1.331cm" svg:y="1.273cm" svg:width="9.119cm" svg:height="6.551cm">
          <chartooo:coordinate-region svg:x="1.767cm" svg:y="1.472cm" svg:width="8.298cm" svg:height="5.705cm"/>
          <chart:axis chart:dimension="x" chart:name="primary-x" chart:style-name="ch5" chartooo:axis-type="auto">
            <chartooo:date-scale/>
            <chart:title svg:x="4.047cm" svg:y="8.003cm" chart:style-name="ch6">
              <text:p>nombre de ligne en BDD</text:p>
            </chart:title>
            <chart:categories table:cell-range-address="local-table.$B$1:.$E$1"/>
          </chart:axis>
          <chart:axis chart:dimension="y" chart:name="primary-y" chart:style-name="ch5">
            <chart:title svg:x="0.451cm" svg:y="5.902cm" chart:style-name="ch7">
              <text:p>temps d'exécution</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series chart:style-name="ch11" chart:values-cell-range-address="local-table.$B$4:.$E$4" chart:label-cell-address="local-table.$A$4"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0 K</text:p>
              </table:table-cell>
              <table:table-cell office:value-type="string">
                <text:p>100K </text:p>
              </table:table-cell>
              <table:table-cell office:value-type="string">
                <text:p>1 M</text:p>
              </table:table-cell>
              <table:table-cell office:value-type="string">
                <text:p>10 M</text:p>
              </table:table-cell>
            </table:table-row>
          </table:table-header-rows>
          <table:table-rows>
            <table:table-row>
              <table:table-cell office:value-type="string">
                <text:p>durée de la requête sur le champ ID</text:p>
              </table:table-cell>
              <table:table-cell office:value-type="float" office:value="0.006943">
                <text:p>0.006943</text:p>
              </table:table-cell>
              <table:table-cell office:value-type="float" office:value="0.008471">
                <text:p>0.008471</text:p>
              </table:table-cell>
              <table:table-cell office:value-type="float" office:value="0.008804">
                <text:p>0.008804</text:p>
              </table:table-cell>
              <table:table-cell office:value-type="float" office:value="0.023269">
                <text:p>0.023269</text:p>
              </table:table-cell>
            </table:table-row>
            <table:table-row>
              <table:table-cell office:value-type="string">
                <text:p>durée de la requête sur le champ HOMO</text:p>
              </table:table-cell>
              <table:table-cell office:value-type="float" office:value="0.011359">
                <text:p>0.011359</text:p>
              </table:table-cell>
              <table:table-cell office:value-type="float" office:value="0.034581">
                <text:p>0.034581</text:p>
              </table:table-cell>
              <table:table-cell office:value-type="float" office:value="0.255728">
                <text:p>0.255728</text:p>
              </table:table-cell>
              <table:table-cell office:value-type="float" office:value="2.372995">
                <text:p>2.372995</text:p>
              </table:table-cell>
            </table:table-row>
            <table:table-row>
              <table:table-cell office:value-type="string">
                <text:p>durée de la requête sur le champ InChi</text:p>
              </table:table-cell>
              <table:table-cell office:value-type="float" office:value="0.009934">
                <text:p>0.009934</text:p>
              </table:table-cell>
              <table:table-cell office:value-type="float" office:value="0.027374">
                <text:p>0.027374</text:p>
              </table:table-cell>
              <table:table-cell office:value-type="float" office:value="0.18468">
                <text:p>0.18468</text:p>
              </table:table-cell>
              <table:table-cell office:value-type="float" office:value="7.57908">
                <text:p>7.5790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8.999cm" xlink:href="." xlink:type="simple" chart:class="chart:line" chart:style-name="ch1">
        <chart:title svg:x="1.594cm" svg:y="0.315cm" chart:style-name="ch2">
          <text:p>requête simple sur une donnée spécifique BDD : 2 clé étrangère</text:p>
        </chart:title>
        <chart:legend chart:legend-position="end" svg:x="10.77cm" svg:y="3.106cm" style:legend-expansion="high" chart:style-name="ch3"/>
        <chart:plot-area chart:style-name="ch4" chart:data-source-has-labels="both" svg:x="0.32cm" svg:y="1.273cm" svg:width="10.13cm" svg:height="7.547cm">
          <chartooo:coordinate-region svg:x="1.047cm" svg:y="1.472cm" svg:width="9.018cm" svg:height="6.701cm"/>
          <chart:axis chart:dimension="x" chart:name="primary-x" chart:style-name="ch5" chartooo:axis-type="auto">
            <chartooo:date-scale/>
            <chart:categories table:cell-range-address="local-table.$B$1:.$E$1"/>
          </chart:axis>
          <chart:axis chart:dimension="y" chart:name="primary-y" chart:style-name="ch5">
            <chart:grid chart:style-name="ch6" chart:class="major"/>
          </chart:axis>
          <chart:series chart:style-name="ch7" chart:values-cell-range-address="local-table.$B$2:.$E$2" chart:label-cell-address="local-table.$A$2" chart:class="chart:line">
            <chart:data-point chart:repeated="4"/>
          </chart:series>
          <chart:series chart:style-name="ch8" chart:values-cell-range-address="local-table.$B$3:.$E$3" chart:label-cell-address="local-table.$A$3" chart:class="chart:line">
            <chart:data-point chart:repeated="4"/>
          </chart:series>
          <chart:series chart:style-name="ch9" chart:values-cell-range-address="local-table.$B$4:.$E$4" chart:label-cell-address="local-table.$A$4"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0 K</text:p>
              </table:table-cell>
              <table:table-cell office:value-type="string">
                <text:p>100K </text:p>
              </table:table-cell>
              <table:table-cell office:value-type="string">
                <text:p>1 M</text:p>
              </table:table-cell>
              <table:table-cell office:value-type="string">
                <text:p>10 M</text:p>
              </table:table-cell>
            </table:table-row>
          </table:table-header-rows>
          <table:table-rows>
            <table:table-row>
              <table:table-cell office:value-type="string">
                <text:p>durée de la requête sur le champ ID</text:p>
              </table:table-cell>
              <table:table-cell office:value-type="float" office:value="0.008127">
                <text:p>0.008127</text:p>
              </table:table-cell>
              <table:table-cell office:value-type="float" office:value="0.008568">
                <text:p>0.008568</text:p>
              </table:table-cell>
              <table:table-cell office:value-type="float" office:value="0.009121">
                <text:p>0.009121</text:p>
              </table:table-cell>
              <table:table-cell office:value-type="float" office:value="0.009736">
                <text:p>0.009736</text:p>
              </table:table-cell>
            </table:table-row>
            <table:table-row>
              <table:table-cell office:value-type="string">
                <text:p>durée de la requête sur le champ HOMO</text:p>
              </table:table-cell>
              <table:table-cell office:value-type="float" office:value="0.012667">
                <text:p>0.012667</text:p>
              </table:table-cell>
              <table:table-cell office:value-type="float" office:value="0.054416">
                <text:p>0.054416</text:p>
              </table:table-cell>
              <table:table-cell office:value-type="float" office:value="0.05001">
                <text:p>0.05001</text:p>
              </table:table-cell>
              <table:table-cell office:value-type="float" office:value="0.255317">
                <text:p>0.255317</text:p>
              </table:table-cell>
            </table:table-row>
            <table:table-row>
              <table:table-cell office:value-type="string">
                <text:p>durée de la requête sur le champ InChi</text:p>
              </table:table-cell>
              <table:table-cell office:value-type="float" office:value="0.008068">
                <text:p>0.008068</text:p>
              </table:table-cell>
              <table:table-cell office:value-type="float" office:value="0.025025">
                <text:p>0.025025</text:p>
              </table:table-cell>
              <table:table-cell office:value-type="float" office:value="0.79313">
                <text:p>0.79313</text:p>
              </table:table-cell>
              <table:table-cell office:value-type="float" office:value="1.792465">
                <text:p>1.79246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3cm" svg:height="8.999cm" xlink:href="." xlink:type="simple" chart:class="chart:line" chart:style-name="ch1">
        <chart:title svg:x="2.705cm" svg:y="0.315cm" chart:style-name="ch2">
          <text:p>requête simple avec le minimum de clé étrangère (2)</text:p>
        </chart:title>
        <chart:legend chart:legend-position="end" svg:x="10.77cm" svg:y="3.106cm" style:legend-expansion="high" chart:style-name="ch3"/>
        <chart:plot-area chart:style-name="ch4" chart:data-source-has-labels="both" svg:x="1.331cm" svg:y="1.273cm" svg:width="9.119cm" svg:height="6.566cm">
          <chartooo:coordinate-region svg:x="1.952cm" svg:y="1.472cm" svg:width="8.113cm" svg:height="5.72cm"/>
          <chart:axis chart:dimension="x" chart:name="primary-x" chart:style-name="ch5" chartooo:axis-type="auto">
            <chartooo:date-scale/>
            <chart:title svg:x="4.047cm" svg:y="8.018cm" chart:style-name="ch6">
              <text:p>nombre de ligne en BDD</text:p>
            </chart:title>
            <chart:categories table:cell-range-address="local-table.$B$1:.$E$1"/>
          </chart:axis>
          <chart:axis chart:dimension="y" chart:name="primary-y" chart:style-name="ch5">
            <chart:title svg:x="0.451cm" svg:y="5.738cm" chart:style-name="ch7">
              <text:p>type de requête</text:p>
            </chart:title>
            <chart:grid chart:style-name="ch8" chart:class="major"/>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series chart:style-name="ch11" chart:values-cell-range-address="local-table.$B$4:.$E$4" chart:label-cell-address="local-table.$A$4"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0 K</text:p>
              </table:table-cell>
              <table:table-cell office:value-type="string">
                <text:p>100K </text:p>
              </table:table-cell>
              <table:table-cell office:value-type="string">
                <text:p>1 M</text:p>
              </table:table-cell>
              <table:table-cell office:value-type="string">
                <text:p>10 M</text:p>
              </table:table-cell>
            </table:table-row>
          </table:table-header-rows>
          <table:table-rows>
            <table:table-row>
              <table:table-cell office:value-type="string">
                <text:p>durée de la requête sur le champ ID</text:p>
              </table:table-cell>
              <table:table-cell office:value-type="float" office:value="0.008127">
                <text:p>0.008127</text:p>
              </table:table-cell>
              <table:table-cell office:value-type="float" office:value="0.008568">
                <text:p>0.008568</text:p>
              </table:table-cell>
              <table:table-cell office:value-type="float" office:value="0.009121">
                <text:p>0.009121</text:p>
              </table:table-cell>
              <table:table-cell office:value-type="float" office:value="0.008105">
                <text:p>0.008105</text:p>
              </table:table-cell>
            </table:table-row>
            <table:table-row>
              <table:table-cell office:value-type="string">
                <text:p>durée de la requête sur le champ HOMO</text:p>
              </table:table-cell>
              <table:table-cell office:value-type="float" office:value="0.012667">
                <text:p>0.012667</text:p>
              </table:table-cell>
              <table:table-cell office:value-type="float" office:value="0.054416">
                <text:p>0.054416</text:p>
              </table:table-cell>
              <table:table-cell office:value-type="float" office:value="0.35001">
                <text:p>0.35001</text:p>
              </table:table-cell>
              <table:table-cell office:value-type="float" office:value="3.513328">
                <text:p>3.513328</text:p>
              </table:table-cell>
            </table:table-row>
            <table:table-row>
              <table:table-cell office:value-type="string">
                <text:p>durée de la requête sur le champ InChi</text:p>
              </table:table-cell>
              <table:table-cell office:value-type="float" office:value="0.024002">
                <text:p>0.024002</text:p>
              </table:table-cell>
              <table:table-cell office:value-type="float" office:value="0.18193">
                <text:p>0.18193</text:p>
              </table:table-cell>
              <table:table-cell office:value-type="float" office:value="1.734773">
                <text:p>1.734773</text:p>
              </table:table-cell>
              <table:table-cell office:value-type="float" office:value="22.644581">
                <text:p>22.64458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8.981cm" xlink:href="." xlink:type="simple" chart:class="chart:line" chart:style-name="ch1">
        <chart:title svg:x="5.351cm" svg:y="0.315cm" chart:style-name="ch2">
          <text:p>requete sur champ indexé</text:p>
        </chart:title>
        <chart:legend chart:legend-position="end" svg:x="10.77cm" svg:y="3.992cm" style:legend-expansion="high" chart:style-name="ch3"/>
        <chart:plot-area chart:style-name="ch4" chart:data-source-has-labels="both" svg:x="1.331cm" svg:y="1.273cm" svg:width="9.119cm" svg:height="6.548cm">
          <chartooo:coordinate-region svg:x="2.243cm" svg:y="1.472cm" svg:width="7.822cm" svg:height="5.702cm"/>
          <chart:axis chart:dimension="x" chart:name="primary-x" chart:style-name="ch5" chartooo:axis-type="auto">
            <chartooo:date-scale/>
            <chart:title svg:x="4.655cm" svg:y="8cm" chart:style-name="ch6">
              <text:p>nombre de ligne</text:p>
            </chart:title>
            <chart:categories table:cell-range-address="local-table.$B$1:.$E$1"/>
          </chart:axis>
          <chart:axis chart:dimension="y" chart:name="primary-y" chart:style-name="ch5">
            <chart:title svg:x="0.451cm" svg:y="6.046cm" chart:style-name="ch7">
              <text:p>nombre de seconde</text:p>
            </chart:title>
            <chart:grid chart:style-name="ch8" chart:class="major"/>
          </chart:axis>
          <chart:series chart:style-name="ch9" chart:values-cell-range-address="local-table.$B$2:.$E$2" chart:label-cell-address="local-table.$A$2"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0 K</text:p>
              </table:table-cell>
              <table:table-cell office:value-type="string">
                <text:p>100K </text:p>
              </table:table-cell>
              <table:table-cell office:value-type="string">
                <text:p>1 M</text:p>
              </table:table-cell>
              <table:table-cell office:value-type="string">
                <text:p>10 M</text:p>
              </table:table-cell>
            </table:table-row>
          </table:table-header-rows>
          <table:table-rows>
            <table:table-row>
              <table:table-cell office:value-type="string">
                <text:p>durée de la requête sur le champ InChi</text:p>
              </table:table-cell>
              <table:table-cell office:value-type="float" office:value="0.006841">
                <text:p>0.006841</text:p>
              </table:table-cell>
              <table:table-cell office:value-type="float" office:value="0.008206">
                <text:p>0.008206</text:p>
              </table:table-cell>
              <table:table-cell office:value-type="float" office:value="0.007526">
                <text:p>0.007526</text:p>
              </table:table-cell>
              <table:table-cell office:value-type="float" office:value="0.007849">
                <text:p>0.00784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